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0" style:family="graphic" style:parent-style-name="objectwithoutfill">
      <style:graphic-properties svg:stroke-color="#999999" draw:marker-start="" draw:marker-start-width="0.3cm" draw:marker-end="Arrow" draw:marker-end-width="0.3cm" draw:fill="none" draw:textarea-vertical-align="middl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text-align="center"/>
      <style:text-properties fo:font-family="Helvetica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family="Helvetica" style:font-family-generic="swiss" style:font-pitch="variable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draw:layer="layout" svg:width="5.2cm" svg:height="3.4cm" svg:x="4.4cm" svg:y="8cm">
          <text:p text:style-name="P1">Doctor</text:p>
        </draw:rect>
        <draw:rect draw:style-name="gr1" draw:text-style-name="P1" draw:layer="layout" svg:width="5.4cm" svg:height="3.6cm" svg:x="18cm" svg:y="7.8cm">
          <text:p text:style-name="P1">Patient</text:p>
        </draw:rect>
        <draw:frame draw:style-name="gr2" draw:text-style-name="P2" draw:layer="layout" svg:width="1.916cm" svg:height="3.088cm" svg:x="12.8cm" svg:y="8.312cm">
          <draw:text-box>
            <text:p><text:span text:style-name="T1">?</text:span></text:p>
          </draw:text-box>
        </draw:frame>
        <draw:line draw:style-name="gr3" draw:text-style-name="P1" draw:layer="layout" svg:x1="10cm" svg:y1="10cm" svg:x2="12.6cm" svg:y2="10cm">
          <text:p/>
        </draw:line>
        <draw:line draw:style-name="gr3" draw:text-style-name="P1" draw:layer="layout" svg:x1="17.4cm" svg:y1="10cm" svg:x2="14.716cm" svg:y2="10cm">
          <text:p/>
        </draw:line>
        <draw:rect draw:style-name="gr1" draw:text-style-name="P1" draw:layer="layout" svg:width="5.2cm" svg:height="3.4cm" svg:x="10.8cm" svg:y="1.4cm">
          <text:p text:style-name="P1">Hospital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5" draw:text-style-name="P3" draw:layer="layout" svg:width="5.2cm" svg:height="1cm" svg:x="10.4cm" svg:y="2.2cm">
          <text:p text:style-name="P1"><text:span text:style-name="T2">for(id &lt;Patient&gt;* patient in array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1cm" svg:x="15.6cm" svg:y="2.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2cm" svg:height="1cm" svg:x="9.2cm" svg:y="2.2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3cm" svg:y1="3.2cm" svg:x2="13cm" svg:y2="4.4cm">
          <text:p/>
        </draw:line>
        <draw:line draw:style-name="gr7" draw:text-style-name="P1" draw:layer="layout" svg:x1="7.8cm" svg:y1="8.7cm" svg:x2="7.8cm" svg:y2="2.7cm">
          <text:p/>
        </draw:line>
        <draw:line draw:style-name="gr3" draw:text-style-name="P1" draw:layer="layout" svg:x1="7.8cm" svg:y1="2.7cm" svg:x2="9.2cm" svg:y2="2.7cm">
          <text:p/>
        </draw:line>
        <draw:line draw:style-name="gr3" draw:text-style-name="P1" draw:layer="layout" svg:x1="13cm" svg:y1="0.2cm" svg:x2="13cm" svg:y2="2.2cm">
          <text:p/>
        </draw:line>
        <draw:line draw:style-name="gr7" draw:text-style-name="P1" draw:layer="layout" svg:x1="16.8cm" svg:y1="2.7cm" svg:x2="24.2cm" svg:y2="2.7cm">
          <text:p/>
        </draw:line>
        <draw:line draw:style-name="gr7" draw:text-style-name="P1" draw:layer="layout" svg:x1="24.2cm" svg:y1="2.7cm" svg:x2="24.2cm" svg:y2="19.6cm">
          <text:p/>
        </draw:line>
        <draw:line draw:style-name="gr7" draw:text-style-name="P1" draw:layer="layout" svg:x1="20.4cm" svg:y1="19.8cm" svg:x2="7.8cm" svg:y2="19.8cm">
          <text:p/>
        </draw:line>
        <draw:line draw:style-name="gr3" draw:text-style-name="P1" draw:layer="layout" svg:x1="20.4cm" svg:y1="15.3cm" svg:x2="20.4cm" svg:y2="17.4cm">
          <text:p/>
        </draw:line>
        <draw:rect draw:style-name="gr1" draw:text-style-name="P4" draw:layer="layout" svg:width="4.8cm" svg:height="1.4cm" svg:x="10.6cm" svg:y="4.4cm">
          <text:p text:style-name="P1"><text:span text:style-name="T3">Ask for name</text:span></text:p>
        </draw:rect>
        <draw:line draw:style-name="gr7" draw:text-style-name="P1" draw:layer="layout" svg:x1="13cm" svg:y1="5.8cm" svg:x2="13cm" svg:y2="7cm">
          <text:p/>
        </draw:line>
        <draw:custom-shape draw:style-name="gr5" draw:text-style-name="P4" draw:layer="layout" svg:width="3.6cm" svg:height="3.4cm" svg:x="11.2cm" svg:y="7cm">
          <text:p text:style-name="P1"><text:span text:style-name="T3">Are You</text:span></text:p>
          <text:p text:style-name="P1"><text:span text:style-name="T3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1.2cm" svg:y1="8.7cm" svg:x2="7.8cm" svg:y2="8.7cm">
          <text:p/>
        </draw:line>
        <draw:line draw:style-name="gr7" draw:text-style-name="P1" draw:layer="layout" svg:x1="14.8cm" svg:y1="8.7cm" svg:x2="16.6cm" svg:y2="8.7cm">
          <text:p/>
        </draw:line>
        <draw:line draw:style-name="gr7" draw:text-style-name="P1" draw:layer="layout" svg:x1="16.6cm" svg:y1="8.7cm" svg:x2="16.6cm" svg:y2="10.92cm">
          <text:p/>
        </draw:line>
        <draw:line draw:style-name="gr3" draw:text-style-name="P1" draw:layer="layout" svg:x1="16.6cm" svg:y1="9.32cm" svg:x2="16.6cm" svg:y2="10.92cm">
          <text:p/>
        </draw:line>
        <draw:rect draw:style-name="gr1" draw:text-style-name="P4" draw:layer="layout" svg:width="4.8cm" svg:height="1.4cm" svg:x="14.2cm" svg:y="11cm">
          <text:p text:style-name="P1"><text:span text:style-name="T3">Take pill</text:span></text:p>
        </draw:rect>
        <draw:custom-shape draw:style-name="gr5" draw:text-style-name="P4" draw:layer="layout" svg:width="3.6cm" svg:height="3.4cm" svg:x="14.8cm" svg:y="13.6cm">
          <text:p text:style-name="P1"><text:span text:style-name="T3">Are You</text:span></text:p>
          <text:p text:style-name="P1"><text:span text:style-name="T3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6.6cm" svg:y1="12.4cm" svg:x2="16.6cm" svg:y2="13.6cm">
          <text:p/>
        </draw:line>
        <draw:line draw:style-name="gr7" draw:text-style-name="P1" draw:layer="layout" svg:x1="14.8cm" svg:y1="15.3cm" svg:x2="7.8cm" svg:y2="15.2cm">
          <text:p/>
        </draw:line>
        <draw:line draw:style-name="gr3" draw:text-style-name="P1" draw:layer="layout" svg:x1="7.8cm" svg:y1="15.2cm" svg:x2="7.8cm" svg:y2="8.7cm">
          <text:p/>
        </draw:line>
        <draw:frame draw:style-name="gr2" draw:layer="layout" svg:width="1.539cm" svg:height="0.962cm" svg:x="9.2cm" svg:y="7.4cm">
          <draw:text-box>
            <text:p>Yes</text:p>
          </draw:text-box>
        </draw:frame>
        <draw:frame draw:style-name="gr8" draw:layer="layout" svg:width="1.539cm" svg:height="2.2cm" svg:x="13cm" svg:y="14cm">
          <draw:text-box>
            <text:p>Yes</text:p>
          </draw:text-box>
        </draw:frame>
        <draw:frame draw:style-name="gr9" draw:layer="layout" svg:width="1.455cm" svg:height="0.962cm" svg:x="15cm" svg:y="7.2cm">
          <draw:text-box>
            <text:p>NO</text:p>
          </draw:text-box>
        </draw:frame>
        <draw:frame draw:style-name="gr9" draw:layer="layout" svg:width="1.455cm" svg:height="0.962cm" svg:x="18.545cm" svg:y="13.8cm">
          <draw:text-box>
            <text:p>NO</text:p>
          </draw:text-box>
        </draw:frame>
        <draw:line draw:style-name="gr7" draw:text-style-name="P1" draw:layer="layout" svg:x1="18.4cm" svg:y1="15.3cm" svg:x2="20.4cm" svg:y2="15.3cm">
          <text:p/>
        </draw:line>
        <draw:rect draw:style-name="gr1" draw:text-style-name="P4" draw:layer="layout" svg:width="4.8cm" svg:height="1.4cm" svg:x="18cm" svg:y="17.4cm">
          <text:p text:style-name="P1"><text:span text:style-name="T3">Make Shot</text:span></text:p>
        </draw:rect>
        <draw:line draw:style-name="gr7" draw:text-style-name="P1" draw:layer="layout" svg:x1="20.4cm" svg:y1="18.8cm" svg:x2="20.4cm" svg:y2="19.8cm">
          <text:p/>
        </draw:line>
        <draw:line draw:style-name="gr3" draw:text-style-name="P1" draw:layer="layout" svg:x1="7.8cm" svg:y1="19.8cm" svg:x2="7.8cm" svg:y2="15.2cm">
          <text:p/>
        </draw:line>
        <draw:line draw:style-name="gr3" draw:text-style-name="P1" draw:layer="layout" svg:x1="24.2cm" svg:y1="19.6cm" svg:x2="24.2cm" svg:y2="20.2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1" xml:id="id2" draw:id="id2" draw:layer="layout" svg:width="5.4cm" svg:height="3.6cm" svg:x="2cm" svg:y="8.4cm">
          <text:p text:style-name="P1">Patient</text:p>
        </draw:rect>
        <draw:rect draw:style-name="gr1" draw:text-style-name="P1" xml:id="id1" draw:id="id1" draw:layer="layout" svg:width="5.2cm" svg:height="3.4cm" svg:x="10.8cm" svg:y="1.4cm">
          <text:p text:style-name="P1">Hospital</text:p>
        </draw:rect>
        <draw:rect draw:style-name="gr1" draw:text-style-name="P1" xml:id="id6" draw:id="id6" draw:layer="layout" svg:width="5.4cm" svg:height="3.6cm" svg:x="10.6cm" svg:y="8.4cm">
          <text:p text:style-name="P1">Patient</text:p>
        </draw:rect>
        <draw:rect draw:style-name="gr1" draw:text-style-name="P1" xml:id="id3" draw:id="id3" draw:layer="layout" svg:width="5.4cm" svg:height="3.6cm" svg:x="20cm" svg:y="8.4cm">
          <text:p text:style-name="P1">Patient</text:p>
        </draw:rect>
        <draw:rect draw:style-name="gr1" draw:text-style-name="P1" xml:id="id4" draw:id="id4" draw:layer="layout" svg:width="5.4cm" svg:height="3.6cm" svg:x="2cm" svg:y="13.8cm">
          <text:p text:style-name="P1">Patient</text:p>
        </draw:rect>
        <draw:rect draw:style-name="gr1" draw:text-style-name="P1" xml:id="id7" draw:id="id7" draw:layer="layout" svg:width="5.4cm" svg:height="3.6cm" svg:x="10.6cm" svg:y="13.8cm">
          <text:p text:style-name="P1">Patient</text:p>
        </draw:rect>
        <draw:rect draw:style-name="gr1" draw:text-style-name="P1" xml:id="id5" draw:id="id5" draw:layer="layout" svg:width="5.4cm" svg:height="3.6cm" svg:x="20cm" svg:y="13.8cm">
          <text:p text:style-name="P1">Patient</text:p>
        </draw:rect>
        <draw:connector draw:style-name="gr3" draw:text-style-name="P1" draw:layer="layout" svg:x1="10.8cm" svg:y1="3.1cm" svg:x2="4.7cm" svg:y2="8.4cm" draw:start-shape="id1" draw:start-glue-point="3" draw:end-shape="id2" draw:end-glue-point="0" svg:d="m10800 3100h-6100v5300">
          <text:p/>
        </draw:connector>
        <draw:connector draw:style-name="gr3" draw:text-style-name="P1" draw:layer="layout" svg:x1="16cm" svg:y1="3.1cm" svg:x2="22.7cm" svg:y2="8.4cm" draw:start-shape="id1" draw:start-glue-point="1" draw:end-shape="id3" draw:end-glue-point="0" svg:d="m16000 3100h6700v5300">
          <text:p/>
        </draw:connector>
        <draw:connector draw:style-name="gr3" draw:text-style-name="P1" draw:layer="layout" draw:line-skew="-0.699cm" svg:x1="10.8cm" svg:y1="3.1cm" svg:x2="2cm" svg:y2="15.6cm" draw:start-shape="id1" draw:start-glue-point="3" draw:end-shape="id4" draw:end-glue-point="3" svg:d="m10800 3100h-10000v12500h1200">
          <text:p/>
        </draw:connector>
        <draw:connector draw:style-name="gr3" draw:text-style-name="P1" draw:layer="layout" draw:line-skew="0.899cm" svg:x1="16cm" svg:y1="3.1cm" svg:x2="25.4cm" svg:y2="15.6cm" draw:start-shape="id1" draw:start-glue-point="1" draw:end-shape="id5" draw:end-glue-point="1" svg:d="m16000 3100h10800v12500h-1400">
          <text:p/>
        </draw:connector>
        <draw:connector draw:style-name="gr3" draw:text-style-name="P1" draw:layer="layout" draw:line-skew="1.499cm" svg:x1="16cm" svg:y1="3.1cm" svg:x2="16cm" svg:y2="10.2cm" draw:start-shape="id1" draw:start-glue-point="1" draw:end-shape="id6" svg:d="m16000 3100h2000v7100h-2000">
          <text:p/>
        </draw:connector>
        <draw:connector draw:style-name="gr3" draw:text-style-name="P1" draw:layer="layout" draw:line-skew="-1.099cm" svg:x1="10.8cm" svg:y1="3.1cm" svg:x2="10.6cm" svg:y2="15.6cm" draw:start-shape="id1" draw:start-glue-point="3" draw:end-shape="id7" draw:end-glue-point="3" svg:d="m10800 3100h-1800v12500h1600">
          <text:p/>
        </draw:connector>
        <draw:frame draw:style-name="gr2" draw:layer="layout" svg:width="4.807cm" svg:height="0.962cm" svg:x="10.993cm" svg:y="6cm">
          <draw:text-box>
            <text:p>PatientProtocol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rect draw:style-name="gr1" draw:text-style-name="P1" xml:id="id8" draw:id="id8" draw:layer="layout" svg:width="5.2cm" svg:height="3.4cm" svg:x="6.525cm" svg:y="8.4cm">
          <text:p text:style-name="P1">Doctor</text:p>
        </draw:rect>
        <draw:rect draw:style-name="gr1" draw:text-style-name="P1" xml:id="id9" draw:id="id9" draw:layer="layout" svg:width="5.4cm" svg:height="3.6cm" svg:x="16.925cm" svg:y="8.3cm">
          <text:p text:style-name="P1">Patient</text:p>
        </draw:rect>
        <draw:connector draw:style-name="gr3" draw:text-style-name="P1" draw:layer="layout" draw:line-skew="-3.499cm" svg:x1="9.125cm" svg:y1="8.4cm" svg:x2="19.625cm" svg:y2="8.3cm" draw:start-shape="id8" draw:start-glue-point="0" draw:end-shape="id9" svg:d="m9125 8400v-4100h10500v4000">
          <text:p/>
        </draw:connector>
        <draw:frame draw:style-name="gr2" draw:layer="layout" svg:width="3.889cm" svg:height="0.962cm" svg:x="12.836cm" svg:y="2.6cm">
          <draw:text-box>
            <text:p>Are you ok?</text:p>
          </draw:text-box>
        </draw:frame>
        <draw:connector draw:style-name="gr3" draw:text-style-name="P1" draw:layer="layout" draw:line-skew="4.799cm" svg:x1="19.625cm" svg:y1="11.9cm" svg:x2="9.125cm" svg:y2="11.8cm" draw:start-shape="id9" draw:start-glue-point="2" draw:end-shape="id8" draw:end-glue-point="2" svg:d="m19625 11900v5300h-10500v-5400">
          <text:p/>
        </draw:connector>
        <draw:frame draw:style-name="gr2" draw:layer="layout" svg:width="1.539cm" svg:height="0.962cm" svg:x="12.925cm" svg:y="18cm">
          <draw:text-box>
            <text:p>Yes</text:p>
          </draw:text-box>
        </draw:frame>
        <draw:connector draw:style-name="gr10" draw:text-style-name="P1" draw:layer="layout" draw:type="curve" draw:line-skew="-3.499cm -7.599cm 3.137cm" svg:x1="6.525cm" svg:y1="10.1cm" svg:x2="22.325cm" svg:y2="10.1cm" draw:start-shape="id8" draw:start-glue-point="3" draw:end-shape="id9" draw:end-glue-point="1" svg:d="m6525 10100c-6000 0-4000-9900 7719-9900s13538 9900 8081 9900">
          <text:p/>
        </draw:connector>
        <draw:connector draw:style-name="gr10" draw:text-style-name="P1" draw:layer="layout" draw:type="curve" draw:line-skew="3.449cm 13.201cm -3.699cm" svg:x1="22.325cm" svg:y1="10.1cm" svg:x2="6.525cm" svg:y2="10.1cm" draw:start-shape="id9" draw:start-glue-point="1" draw:end-shape="id8" draw:end-glue-point="3" svg:d="m22325 10100c5925 0 3950 10900-8025 10900s-14075-10900-7775-10900">
          <text:p/>
        </draw:connector>
        <draw:frame draw:style-name="gr2" draw:layer="layout" svg:width="6.077cm" svg:height="0.962cm" svg:x="0.6cm" svg:y="0.838cm">
          <draw:text-box>
            <text:p>Crazy Development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rect draw:style-name="gr1" draw:text-style-name="P1" xml:id="id11" draw:id="id11" draw:layer="layout" svg:width="5.2cm" svg:height="3.4cm" svg:x="6.525cm" svg:y="8.4cm">
          <text:p text:style-name="P1">Doctor</text:p>
        </draw:rect>
        <draw:rect draw:style-name="gr1" draw:text-style-name="P1" xml:id="id10" draw:id="id10" draw:layer="layout" svg:width="5.4cm" svg:height="3.6cm" svg:x="16.925cm" svg:y="8.3cm">
          <text:p text:style-name="P1">Patient</text:p>
        </draw:rect>
        <draw:connector draw:style-name="gr3" draw:text-style-name="P1" draw:layer="layout" draw:line-skew="2.999cm" svg:x1="19.625cm" svg:y1="11.9cm" svg:x2="9.125cm" svg:y2="11.8cm" draw:start-shape="id10" draw:start-glue-point="2" draw:end-shape="id11" svg:d="m19625 11900v3500h-10500v-3600">
          <text:p/>
        </draw:connector>
        <draw:frame draw:style-name="gr2" draw:layer="layout" svg:width="3.643cm" svg:height="0.962cm" svg:x="12.6cm" svg:y="16.2cm">
          <draw:text-box>
            <text:p>I am not ok</text:p>
          </draw:text-box>
        </draw:frame>
        <draw:frame draw:style-name="gr2" draw:layer="layout" svg:width="5.76cm" svg:height="0.962cm" svg:x="0.601cm" svg:y="0.838cm">
          <draw:text-box>
            <text:p>Lazy Development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rect draw:style-name="gr1" draw:text-style-name="P1" draw:layer="layout" svg:width="5.4cm" svg:height="3.6cm" svg:x="3cm" svg:y="1.4cm">
          <text:p text:style-name="P1">Patient</text:p>
        </draw:rect>
        <draw:rect draw:style-name="gr1" draw:text-style-name="P1" draw:layer="layout" svg:width="5.4cm" svg:height="3.6cm" svg:x="3cm" svg:y="6cm">
          <text:p text:style-name="P1">Patient</text:p>
        </draw:rect>
        <draw:rect draw:style-name="gr1" draw:text-style-name="P1" draw:layer="layout" svg:width="5.4cm" svg:height="3.6cm" svg:x="3cm" svg:y="11cm">
          <text:p text:style-name="P1">Patient</text:p>
        </draw:rect>
        <draw:rect draw:style-name="gr1" draw:text-style-name="P1" draw:layer="layout" svg:width="5.4cm" svg:height="3.6cm" svg:x="3cm" svg:y="15.8cm">
          <text:p text:style-name="P1">Patient</text:p>
        </draw:rect>
        <draw:rect draw:style-name="gr1" draw:text-style-name="P1" draw:layer="layout" svg:width="5.2cm" svg:height="3.4cm" svg:x="18cm" svg:y="3.8cm">
          <text:p text:style-name="P1">Doctor</text:p>
        </draw:rect>
        <draw:rect draw:style-name="gr1" draw:text-style-name="P1" draw:layer="layout" svg:width="5.2cm" svg:height="3.4cm" svg:x="18.2cm" svg:y="13.6cm">
          <text:p text:style-name="P1">Doctor</text:p>
        </draw:rect>
        <draw:line draw:style-name="gr3" draw:text-style-name="P1" draw:layer="layout" svg:x1="8.4cm" svg:y1="3.2cm" svg:x2="18cm" svg:y2="5cm">
          <text:p/>
        </draw:line>
        <draw:line draw:style-name="gr3" draw:text-style-name="P1" draw:layer="layout" svg:x1="8.4cm" svg:y1="7.8cm" svg:x2="18cm" svg:y2="6.2cm">
          <text:p/>
        </draw:line>
        <draw:line draw:style-name="gr3" draw:text-style-name="P1" draw:layer="layout" svg:x1="8.4cm" svg:y1="12.8cm" svg:x2="18.2cm" svg:y2="14.8cm">
          <text:p/>
        </draw:line>
        <draw:line draw:style-name="gr3" draw:text-style-name="P1" draw:layer="layout" svg:x1="8.4cm" svg:y1="17.8cm" svg:x2="18.2cm" svg:y2="16cm">
          <text:p/>
        </draw:line>
        <draw:frame draw:style-name="gr2" draw:layer="layout" svg:width="5.019cm" svg:height="0.962cm" svg:x="11.687cm" svg:y="0.438cm">
          <draw:text-box>
            <text:p>PatientDelegate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5T22:59:30</meta:creation-date>
    <meta:editing-duration>PT25M19S</meta:editing-duration>
    <meta:editing-cycles>9</meta:editing-cycles>
    <dc:date>2013-10-16T22:35:33</dc:date>
    <meta:generator>OpenOffice/4.0.0$Unix OpenOffice.org_project/400m3$Build-9702</meta:generator>
    <meta:document-statistic meta:object-count="110"/>
  </office:meta>
</office:document-meta>
</file>